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0.766cm" fo:min-width="5.0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1cm" fo:min-width="0cm"/>
    </style:style>
    <style:style style:name="gr4" style:family="graphic" style:parent-style-name="standard">
      <style:graphic-properties draw:fill-color="#3deb3d" draw:textarea-horizontal-align="justify" draw:textarea-vertical-align="middle" draw:auto-grow-height="false" fo:min-height="0.766cm" fo:min-width="5.088cm"/>
    </style:style>
    <style:style style:name="gr5" style:family="graphic" style:parent-style-name="standard">
      <style:graphic-properties draw:fill-color="#23ff23" draw:textarea-horizontal-align="justify" draw:textarea-vertical-align="middle" draw:auto-grow-height="false" fo:min-height="0.766cm" fo:min-width="5.0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1cm" fo:min-width="0.4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1cm" fo:min-width="0.4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cfe7f5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cfe7f5"/>
      <style:paragraph-properties fo:text-align="center"/>
    </style:style>
    <style:style style:name="P7" style:family="paragraph">
      <loext:graphic-properties draw:fill-color="#3deb3d"/>
      <style:paragraph-properties fo:text-align="center"/>
    </style:style>
    <style:style style:name="P8" style:family="paragraph">
      <loext:graphic-properties draw:fill-color="#23ff23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3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37.97cm" svg:height="3.507cm" svg:x="1.4cm" svg:y="0.836cm" presentation:class="title" presentation:user-transformed="true">
          <draw:text-box>
            <text:p>Figures</text:p>
          </draw:text-box>
        </draw:frame>
        <draw:frame presentation:style-name="pr2" draw:text-style-name="P1" draw:layer="layout" svg:width="37.716cm" svg:height="12.179cm" svg:x="1.4cm" svg:y="4.913cm" presentation:class="subtitle" presentation:user-transformed="true">
          <draw:text-box>
            <text:p><text:span text:style-name="T1">Lesson 04: Arrays and Strin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4" draw:layer="layout" svg:width="5.588cm" svg:height="1.016cm" svg:x="3.35cm" svg:y="3.843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3.35cm" svg:y="4.843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3.35cm" svg:y="5.843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3.35cm" svg:y="6.843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3.35cm" svg:y="7.843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3.35cm" svg:y="8.843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3.35cm" svg:y="9.843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3.35cm" svg:y="10.843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556cm" svg:height="1.041cm" svg:x="1.318cm" svg:y="3.897cm">
          <draw:text-box>
            <text:p><text:span text:style-name="T2">100</text:span></text:p>
          </draw:text-box>
        </draw:frame>
        <draw:frame draw:style-name="gr3" draw:text-style-name="P5" draw:layer="layout" svg:width="1.556cm" svg:height="1.041cm" svg:x="1.318cm" svg:y="4.897cm">
          <draw:text-box>
            <text:p><text:span text:style-name="T2">101</text:span></text:p>
          </draw:text-box>
        </draw:frame>
        <draw:frame draw:style-name="gr3" draw:text-style-name="P5" draw:layer="layout" svg:width="1.556cm" svg:height="1.041cm" svg:x="1.318cm" svg:y="5.897cm">
          <draw:text-box>
            <text:p><text:span text:style-name="T2">102</text:span></text:p>
          </draw:text-box>
        </draw:frame>
        <draw:frame draw:style-name="gr3" draw:text-style-name="P5" draw:layer="layout" svg:width="1.556cm" svg:height="1.041cm" svg:x="1.318cm" svg:y="6.897cm">
          <draw:text-box>
            <text:p><text:span text:style-name="T2">103</text:span></text:p>
          </draw:text-box>
        </draw:frame>
        <draw:frame draw:style-name="gr3" draw:text-style-name="P5" draw:layer="layout" svg:width="1.556cm" svg:height="1.041cm" svg:x="1.318cm" svg:y="7.897cm">
          <draw:text-box>
            <text:p><text:span text:style-name="T2">104</text:span></text:p>
          </draw:text-box>
        </draw:frame>
        <draw:frame draw:style-name="gr3" draw:text-style-name="P5" draw:layer="layout" svg:width="1.556cm" svg:height="1.041cm" svg:x="1.318cm" svg:y="8.897cm">
          <draw:text-box>
            <text:p><text:span text:style-name="T2">105</text:span></text:p>
          </draw:text-box>
        </draw:frame>
        <draw:frame draw:style-name="gr3" draw:text-style-name="P5" draw:layer="layout" svg:width="1.556cm" svg:height="1.041cm" svg:x="1.318cm" svg:y="9.897cm">
          <draw:text-box>
            <text:p><text:span text:style-name="T2">106</text:span></text:p>
          </draw:text-box>
        </draw:frame>
        <draw:frame draw:style-name="gr3" draw:text-style-name="P5" draw:layer="layout" svg:width="1.556cm" svg:height="1.041cm" svg:x="1.318cm" svg:y="10.897cm">
          <draw:text-box>
            <text:p><text:span text:style-name="T2">107</text:span></text:p>
          </draw:text-box>
        </draw:frame>
        <draw:custom-shape draw:style-name="gr2" draw:text-style-name="P6" draw:layer="layout" svg:width="5.588cm" svg:height="1.016cm" svg:x="12.351cm" svg:y="3.843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588cm" svg:height="1.016cm" svg:x="12.351cm" svg:y="4.843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588cm" svg:height="1.016cm" svg:x="12.351cm" svg:y="5.843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588cm" svg:height="1.016cm" svg:x="12.351cm" svg:y="6.843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1.016cm" svg:x="12.351cm" svg:y="7.843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1.016cm" svg:x="12.351cm" svg:y="8.843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1.016cm" svg:x="12.351cm" svg:y="9.843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1.016cm" svg:x="12.351cm" svg:y="10.843cm">
          <text:p text:style-name="P3">?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556cm" svg:height="1.041cm" svg:x="10.319cm" svg:y="3.897cm">
          <draw:text-box>
            <text:p><text:span text:style-name="T2">100</text:span></text:p>
          </draw:text-box>
        </draw:frame>
        <draw:frame draw:style-name="gr3" draw:text-style-name="P5" draw:layer="layout" svg:width="1.556cm" svg:height="1.041cm" svg:x="10.319cm" svg:y="4.897cm">
          <draw:text-box>
            <text:p><text:span text:style-name="T2">101</text:span></text:p>
          </draw:text-box>
        </draw:frame>
        <draw:frame draw:style-name="gr3" draw:text-style-name="P5" draw:layer="layout" svg:width="1.556cm" svg:height="1.041cm" svg:x="10.319cm" svg:y="5.897cm">
          <draw:text-box>
            <text:p><text:span text:style-name="T2">102</text:span></text:p>
          </draw:text-box>
        </draw:frame>
        <draw:frame draw:style-name="gr3" draw:text-style-name="P5" draw:layer="layout" svg:width="1.556cm" svg:height="1.041cm" svg:x="10.319cm" svg:y="6.897cm">
          <draw:text-box>
            <text:p><text:span text:style-name="T2">103</text:span></text:p>
          </draw:text-box>
        </draw:frame>
        <draw:frame draw:style-name="gr3" draw:text-style-name="P5" draw:layer="layout" svg:width="1.556cm" svg:height="1.041cm" svg:x="10.319cm" svg:y="7.897cm">
          <draw:text-box>
            <text:p><text:span text:style-name="T2">104</text:span></text:p>
          </draw:text-box>
        </draw:frame>
        <draw:frame draw:style-name="gr3" draw:text-style-name="P5" draw:layer="layout" svg:width="1.556cm" svg:height="1.041cm" svg:x="10.319cm" svg:y="8.897cm">
          <draw:text-box>
            <text:p><text:span text:style-name="T2">105</text:span></text:p>
          </draw:text-box>
        </draw:frame>
        <draw:frame draw:style-name="gr3" draw:text-style-name="P5" draw:layer="layout" svg:width="1.556cm" svg:height="1.041cm" svg:x="10.319cm" svg:y="9.897cm">
          <draw:text-box>
            <text:p><text:span text:style-name="T2">106</text:span></text:p>
          </draw:text-box>
        </draw:frame>
        <draw:frame draw:style-name="gr3" draw:text-style-name="P5" draw:layer="layout" svg:width="1.556cm" svg:height="1.041cm" svg:x="10.319cm" svg:y="10.897cm">
          <draw:text-box>
            <text:p><text:span text:style-name="T2">107</text:span></text:p>
          </draw:text-box>
        </draw:frame>
        <draw:custom-shape draw:style-name="gr2" draw:text-style-name="P6" draw:layer="layout" svg:width="5.588cm" svg:height="1.016cm" svg:x="23.352cm" svg:y="3.843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588cm" svg:height="1.016cm" svg:x="23.352cm" svg:y="4.843cm">
          <text:p text:style-name="P3">2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588cm" svg:height="1.016cm" svg:x="23.352cm" svg:y="5.843cm">
          <text:p text:style-name="P3">32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588cm" svg:height="1.016cm" svg:x="23.352cm" svg:y="6.843cm">
          <text:p text:style-name="P3">41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1.016cm" svg:x="23.352cm" svg:y="7.843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1.016cm" svg:x="23.352cm" svg:y="8.843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1.016cm" svg:x="23.352cm" svg:y="9.843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1.016cm" svg:x="23.352cm" svg:y="10.843cm">
          <text:p text:style-name="P3">?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556cm" svg:height="1.041cm" svg:x="21.32cm" svg:y="3.897cm">
          <draw:text-box>
            <text:p><text:span text:style-name="T2">100</text:span></text:p>
          </draw:text-box>
        </draw:frame>
        <draw:frame draw:style-name="gr3" draw:text-style-name="P5" draw:layer="layout" svg:width="1.556cm" svg:height="1.041cm" svg:x="21.32cm" svg:y="4.897cm">
          <draw:text-box>
            <text:p><text:span text:style-name="T2">101</text:span></text:p>
          </draw:text-box>
        </draw:frame>
        <draw:frame draw:style-name="gr3" draw:text-style-name="P5" draw:layer="layout" svg:width="1.556cm" svg:height="1.041cm" svg:x="21.32cm" svg:y="5.897cm">
          <draw:text-box>
            <text:p><text:span text:style-name="T2">102</text:span></text:p>
          </draw:text-box>
        </draw:frame>
        <draw:frame draw:style-name="gr3" draw:text-style-name="P5" draw:layer="layout" svg:width="1.556cm" svg:height="1.041cm" svg:x="21.32cm" svg:y="6.897cm">
          <draw:text-box>
            <text:p><text:span text:style-name="T2">103</text:span></text:p>
          </draw:text-box>
        </draw:frame>
        <draw:frame draw:style-name="gr3" draw:text-style-name="P5" draw:layer="layout" svg:width="1.556cm" svg:height="1.041cm" svg:x="21.32cm" svg:y="7.897cm">
          <draw:text-box>
            <text:p><text:span text:style-name="T2">104</text:span></text:p>
          </draw:text-box>
        </draw:frame>
        <draw:frame draw:style-name="gr3" draw:text-style-name="P5" draw:layer="layout" svg:width="1.556cm" svg:height="1.041cm" svg:x="21.32cm" svg:y="8.897cm">
          <draw:text-box>
            <text:p><text:span text:style-name="T2">105</text:span></text:p>
          </draw:text-box>
        </draw:frame>
        <draw:frame draw:style-name="gr3" draw:text-style-name="P5" draw:layer="layout" svg:width="1.556cm" svg:height="1.041cm" svg:x="21.32cm" svg:y="9.897cm">
          <draw:text-box>
            <text:p><text:span text:style-name="T2">106</text:span></text:p>
          </draw:text-box>
        </draw:frame>
        <draw:frame draw:style-name="gr3" draw:text-style-name="P5" draw:layer="layout" svg:width="1.556cm" svg:height="1.041cm" svg:x="21.32cm" svg:y="10.897cm">
          <draw:text-box>
            <text:p><text:span text:style-name="T2">107</text:span></text:p>
          </draw:text-box>
        </draw:frame>
        <draw:frame draw:style-name="gr6" draw:text-style-name="P5" draw:layer="layout" svg:width="0.925cm" svg:height="1.041cm" svg:x="5.503cm" svg:y="0.765cm">
          <draw:text-box>
            <text:p><text:span text:style-name="T2">A</text:span></text:p>
          </draw:text-box>
        </draw:frame>
        <draw:frame draw:style-name="gr6" draw:text-style-name="P5" draw:layer="layout" svg:width="0.925cm" svg:height="1.041cm" svg:x="14.504cm" svg:y="0.765cm">
          <draw:text-box>
            <text:p><text:span text:style-name="T2">B</text:span></text:p>
          </draw:text-box>
        </draw:frame>
        <draw:frame draw:style-name="gr7" draw:text-style-name="P5" draw:layer="layout" svg:width="0.959cm" svg:height="1.041cm" svg:x="25.505cm" svg:y="0.765cm">
          <draw:text-box>
            <text:p><text:span text:style-name="T2">C</text:span></text:p>
          </draw:text-box>
        </draw:frame>
        <draw:frame draw:style-name="gr8" draw:text-style-name="P5" draw:layer="layout" svg:width="2cm" svg:height="1cm" svg:x="18.32cm" svg:y="4.898cm">
          <draw:text-box>
            <text:p><text:span text:style-name="T2">a[0]</text:span></text:p>
          </draw:text-box>
        </draw:frame>
        <draw:frame draw:style-name="gr8" draw:text-style-name="P5" draw:layer="layout" svg:width="2cm" svg:height="1cm" svg:x="18.32cm" svg:y="5.898cm">
          <draw:text-box>
            <text:p><text:span text:style-name="T2">a[1]</text:span></text:p>
          </draw:text-box>
        </draw:frame>
        <draw:frame draw:style-name="gr8" draw:text-style-name="P5" draw:layer="layout" svg:width="2cm" svg:height="1cm" svg:x="18.32cm" svg:y="6.898cm">
          <draw:text-box>
            <text:p><text:span text:style-name="T2">a[2]</text:span></text:p>
          </draw:text-box>
        </draw:frame>
        <draw:frame draw:style-name="gr9" draw:text-style-name="P9" draw:layer="layout" svg:width="2.792cm" svg:height="0.962cm" svg:x="4.574cm" svg:y="2.594cm">
          <draw:text-box>
            <text:p>Memory</text:p>
          </draw:text-box>
        </draw:frame>
        <draw:frame draw:style-name="gr9" draw:text-style-name="P9" draw:layer="layout" svg:width="2.792cm" svg:height="0.962cm" svg:x="13.574cm" svg:y="2.594cm">
          <draw:text-box>
            <text:p>Memory</text:p>
          </draw:text-box>
        </draw:frame>
        <draw:frame draw:style-name="gr9" draw:text-style-name="P9" draw:layer="layout" svg:width="2.792cm" svg:height="0.962cm" svg:x="24.574cm" svg:y="2.594cm">
          <draw:text-box>
            <text:p>Memory</text:p>
          </draw:text-box>
        </draw:frame>
        <draw:frame draw:style-name="gr8" draw:text-style-name="P5" draw:layer="layout" svg:width="2cm" svg:height="1cm" svg:x="29.32cm" svg:y="4.898cm">
          <draw:text-box>
            <text:p><text:span text:style-name="T2">a[0]</text:span></text:p>
          </draw:text-box>
        </draw:frame>
        <draw:frame draw:style-name="gr8" draw:text-style-name="P5" draw:layer="layout" svg:width="2cm" svg:height="1cm" svg:x="29.32cm" svg:y="5.898cm">
          <draw:text-box>
            <text:p><text:span text:style-name="T2">a[1]</text:span></text:p>
          </draw:text-box>
        </draw:frame>
        <draw:frame draw:style-name="gr8" draw:text-style-name="P5" draw:layer="layout" svg:width="2cm" svg:height="1cm" svg:x="29.32cm" svg:y="6.898cm">
          <draw:text-box>
            <text:p><text:span text:style-name="T2">a[2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2:29:49.512783736</meta:creation-date>
    <dc:date>2018-06-04T10:32:38.373400100</dc:date>
    <meta:editing-duration>P1DT18M9S</meta:editing-duration>
    <meta:editing-cycles>5</meta:editing-cycles>
    <meta:generator>LibreOffice/5.0.6.2$Linux_X86_64 LibreOffice_project/00$Build-2</meta:generator>
    <meta:document-statistic meta:object-count="87"/>
  </office:meta>
</office:document-meta>
</file>